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color="#800000" style:font-name="sans-serif" fo:font-size="18pt" officeooo:rsid="0017d582" officeooo:paragraph-rsid="0017d582" style:font-size-asian="18pt" style:font-size-complex="18pt"/>
    </style:style>
    <style:style style:name="P2" style:family="paragraph" style:parent-style-name="Standard">
      <style:text-properties fo:color="#800000" style:font-name="sans-serif" fo:font-size="14pt" officeooo:rsid="0017d582" officeooo:paragraph-rsid="0017d582" style:font-size-asian="12.25pt" style:font-size-complex="14pt"/>
    </style:style>
    <style:style style:name="P3" style:family="paragraph" style:parent-style-name="Standard">
      <style:text-properties fo:color="#000000" style:font-name="sans-serif" fo:font-size="13pt" officeooo:rsid="003492a0" officeooo:paragraph-rsid="003492a0" style:font-size-asian="13pt" style:font-size-complex="13pt"/>
    </style:style>
    <style:style style:name="P4" style:family="paragraph" style:parent-style-name="Standard">
      <style:text-properties fo:color="#000000" style:font-name="sans-serif" fo:font-size="10.5pt" officeooo:rsid="003492a0" officeooo:paragraph-rsid="003492a0" style:font-size-asian="10.5pt" style:font-size-complex="10.5pt"/>
    </style:style>
    <style:style style:name="P5" style:family="paragraph" style:parent-style-name="Standard">
      <style:text-properties fo:color="#000000" style:font-name="sans-serif" fo:font-size="10.5pt" officeooo:rsid="003492a0" officeooo:paragraph-rsid="0037570c" style:font-size-asian="10.5pt" style:font-size-complex="10.5pt"/>
    </style:style>
    <style:style style:name="P6" style:family="paragraph" style:parent-style-name="Standard">
      <style:text-properties fo:color="#000000" style:font-name="sans-serif" fo:font-size="10.5pt" officeooo:rsid="0039ed7b" officeooo:paragraph-rsid="0039ed7b" style:font-size-asian="10.5pt" style:font-size-complex="10.5pt"/>
    </style:style>
    <style:style style:name="P7" style:family="paragraph" style:parent-style-name="Standard">
      <style:text-properties fo:color="#000000" style:font-name="sans-serif" fo:font-size="10.5pt" officeooo:rsid="0039ed7b" officeooo:paragraph-rsid="003b5073" style:font-size-asian="10.5pt" style:font-size-complex="10.5pt"/>
    </style:style>
    <style:style style:name="P8" style:family="paragraph" style:parent-style-name="Standard">
      <style:text-properties fo:color="#000000" style:font-name="sans-serif" fo:font-size="12pt" officeooo:rsid="0017d582" officeooo:paragraph-rsid="0017d582" style:font-size-asian="12pt" style:font-size-complex="12pt"/>
    </style:style>
    <style:style style:name="P9" style:family="paragraph" style:parent-style-name="Standard">
      <style:text-properties fo:color="#000000" style:font-name="sans-serif" fo:font-size="12pt" officeooo:rsid="00360846" officeooo:paragraph-rsid="00360846" style:font-size-asian="12pt" style:font-size-complex="12pt"/>
    </style:style>
    <style:style style:name="P10" style:family="paragraph" style:parent-style-name="Standard">
      <style:text-properties fo:color="#000000" style:font-name="sans-serif" fo:font-size="12pt" style:text-underline-style="none" officeooo:rsid="0017d582" officeooo:paragraph-rsid="0017d582" style:font-size-asian="12pt" style:font-size-complex="12pt"/>
    </style:style>
    <style:style style:name="P11" style:family="paragraph" style:parent-style-name="Standard">
      <style:text-properties fo:color="#000000" style:font-name="sans-serif" fo:font-size="12pt" fo:font-style="normal" style:text-underline-style="none" officeooo:rsid="001a607b" officeooo:paragraph-rsid="0017d582" style:font-size-asian="12pt" style:font-style-asian="normal" style:font-size-complex="12pt" style:font-style-complex="normal"/>
    </style:style>
    <style:style style:name="P12" style:family="paragraph" style:parent-style-name="Standard">
      <style:text-properties style:font-name="sans-serif" fo:font-size="18pt" officeooo:rsid="0017d582" officeooo:paragraph-rsid="0017d582" style:font-size-asian="18pt" style:font-size-complex="18pt"/>
    </style:style>
    <style:style style:name="P13" style:family="paragraph" style:parent-style-name="Standard">
      <style:text-properties style:font-name="sans-serif" fo:font-size="18pt" officeooo:rsid="001a6330" officeooo:paragraph-rsid="001a6330" style:font-size-asian="18pt" style:font-size-complex="18pt"/>
    </style:style>
    <style:style style:name="P14" style:family="paragraph" style:parent-style-name="Standard">
      <style:text-properties style:font-name="sans-serif" fo:font-size="18pt" officeooo:rsid="001a6330" officeooo:paragraph-rsid="001ba733" style:font-size-asian="18pt" style:font-size-complex="18pt"/>
    </style:style>
    <style:style style:name="P15" style:family="paragraph" style:parent-style-name="Standard">
      <style:text-properties style:font-name="sans-serif" fo:font-size="18pt" officeooo:rsid="001a6330" officeooo:paragraph-rsid="0021e945" style:font-size-asian="18pt" style:font-size-complex="18pt"/>
    </style:style>
    <style:style style:name="P16" style:family="paragraph" style:parent-style-name="Standard">
      <style:text-properties style:font-name="sans-serif" fo:font-size="18pt" officeooo:rsid="0021e945" officeooo:paragraph-rsid="0021e945" style:font-size-asian="18pt" style:font-size-complex="18pt"/>
    </style:style>
    <style:style style:name="P17" style:family="paragraph" style:parent-style-name="Standard">
      <style:text-properties style:font-name="sans-serif" fo:font-size="18pt" officeooo:rsid="0021e945" officeooo:paragraph-rsid="0025d6ee" style:font-size-asian="18pt" style:font-size-complex="18pt"/>
    </style:style>
    <style:style style:name="P18" style:family="paragraph" style:parent-style-name="Standard">
      <style:text-properties style:font-name="sans-serif" fo:font-size="13pt" officeooo:rsid="001d8c5f" officeooo:paragraph-rsid="001d8c5f" style:font-size-asian="11.3500003814697pt" style:font-size-complex="13pt"/>
    </style:style>
    <style:style style:name="P19" style:family="paragraph" style:parent-style-name="Standard">
      <style:text-properties style:font-name="sans-serif" fo:font-size="14pt" officeooo:rsid="0023968e" officeooo:paragraph-rsid="0023968e" style:font-size-asian="12.25pt" style:font-size-complex="14pt"/>
    </style:style>
    <style:style style:name="P20" style:family="paragraph" style:parent-style-name="Standard">
      <style:text-properties style:font-name="sans-serif" fo:font-size="14pt" officeooo:rsid="0023968e" officeooo:paragraph-rsid="00255296" style:font-size-asian="12.25pt" style:font-size-complex="14pt"/>
    </style:style>
    <style:style style:name="P21" style:family="paragraph" style:parent-style-name="Standard">
      <style:text-properties style:font-name="sans-serif" fo:font-size="14pt" officeooo:rsid="0021e945" officeooo:paragraph-rsid="0025d6ee" style:font-size-asian="12.25pt" style:font-size-complex="14pt"/>
    </style:style>
    <style:style style:name="P22" style:family="paragraph" style:parent-style-name="Standard">
      <style:text-properties style:font-name="sans-serif" fo:font-size="14pt" officeooo:rsid="0027b4a5" officeooo:paragraph-rsid="0027b4a5" style:font-size-asian="12.25pt" style:font-size-complex="14pt"/>
    </style:style>
    <style:style style:name="P23" style:family="paragraph" style:parent-style-name="Standard">
      <style:text-properties style:font-name="sans-serif" officeooo:paragraph-rsid="0027b4a5"/>
    </style:style>
    <style:style style:name="P24" style:family="paragraph" style:parent-style-name="Standard">
      <style:text-properties style:font-name="sans-serif" officeooo:paragraph-rsid="0028dcc2"/>
    </style:style>
    <style:style style:name="P25" style:family="paragraph" style:parent-style-name="Standard">
      <style:text-properties style:font-name="sans-serif" fo:font-size="10.5pt" officeooo:rsid="0023968e" officeooo:paragraph-rsid="0023968e" style:font-size-asian="10.5pt" style:font-size-complex="10.5pt"/>
    </style:style>
    <style:style style:name="P26" style:family="paragraph" style:parent-style-name="Standard">
      <style:text-properties style:font-name="sans-serif" officeooo:paragraph-rsid="0033033b"/>
    </style:style>
    <style:style style:name="P27" style:family="paragraph" style:parent-style-name="Standard">
      <style:text-properties style:font-name="sans-serif" fo:font-size="12pt" officeooo:rsid="001ba733" officeooo:paragraph-rsid="001ba733" style:font-size-asian="12pt" style:font-size-complex="12pt"/>
    </style:style>
    <style:style style:name="P28" style:family="paragraph" style:parent-style-name="Standard">
      <style:text-properties style:font-name="sans-serif" fo:font-size="12pt" officeooo:rsid="001d8c5f" officeooo:paragraph-rsid="001d8c5f" style:font-size-asian="12pt" style:font-size-complex="12pt"/>
    </style:style>
    <style:style style:name="P29" style:family="paragraph" style:parent-style-name="Standard">
      <style:text-properties fo:color="#ff0066" style:font-name="sans-serif" fo:font-size="13pt" officeooo:rsid="001ba733" officeooo:paragraph-rsid="001d8c5f" style:font-size-asian="13pt" style:font-size-complex="13pt"/>
    </style:style>
    <style:style style:name="P30" style:family="paragraph" style:parent-style-name="Standard">
      <style:text-properties fo:color="#ff0066" style:font-name="sans-serif" fo:font-size="13pt" officeooo:rsid="001ba733" officeooo:paragraph-rsid="003492a0" style:font-size-asian="13pt" style:font-size-complex="13pt"/>
    </style:style>
    <style:style style:name="P31" style:family="paragraph" style:parent-style-name="Standard">
      <style:text-properties fo:color="#ff0066" style:font-name="sans-serif" fo:font-size="13pt" officeooo:rsid="001d8c5f" officeooo:paragraph-rsid="001ecf84" style:font-size-asian="13pt" style:font-size-complex="13pt"/>
    </style:style>
    <style:style style:name="P32" style:family="paragraph" style:parent-style-name="Standard">
      <style:text-properties fo:font-variant="normal" fo:text-transform="none" fo:color="#252525" style:font-name="sans-serif" fo:font-size="10.5pt" fo:letter-spacing="normal" fo:font-style="normal" fo:font-weight="normal" officeooo:rsid="0028dcc2" officeooo:paragraph-rsid="0028dcc2"/>
    </style:style>
    <style:style style:name="P33" style:family="paragraph" style:parent-style-name="Standard">
      <style:text-properties fo:font-variant="normal" fo:text-transform="none" fo:color="#252525" style:font-name="sans-serif" fo:font-size="10.5pt" fo:letter-spacing="normal" fo:font-style="normal" fo:font-weight="normal" officeooo:rsid="0028dcc2" officeooo:paragraph-rsid="0029e146"/>
    </style:style>
    <style:style style:name="P34"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style>
    <style:style style:name="P35"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font-size-asian="12.25pt" style:font-size-complex="14pt"/>
    </style:style>
    <style:style style:name="P36" style:family="paragraph" style:parent-style-name="Standard">
      <style:text-properties officeooo:paragraph-rsid="0033033b"/>
    </style:style>
    <style:style style:name="P37" style:family="paragraph" style:parent-style-name="Table_20_Contents">
      <style:paragraph-properties fo:text-align="center" style:justify-single-word="false"/>
      <style:text-properties style:font-name="sans-serif" fo:font-size="11pt" officeooo:rsid="001a6330" officeooo:paragraph-rsid="001a6330" style:font-size-asian="11pt" style:font-size-complex="11pt"/>
    </style:style>
    <style:style style:name="P38" style:family="paragraph" style:parent-style-name="Table_20_Contents">
      <style:paragraph-properties fo:text-align="center" style:justify-single-word="false"/>
      <style:text-properties style:font-name="sans-serif" fo:font-size="11pt" officeooo:rsid="001a607b" officeooo:paragraph-rsid="001a607b" style:font-size-asian="11pt" style:font-size-complex="11pt"/>
    </style:style>
    <style:style style:name="P39" style:family="paragraph" style:parent-style-name="Table_20_Contents">
      <style:text-properties style:font-name="sans-serif" fo:font-size="11pt" officeooo:rsid="001a607b" officeooo:paragraph-rsid="001a607b" style:font-size-asian="11pt" style:font-size-complex="11pt"/>
    </style:style>
    <style:style style:name="P40"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41"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0000" style:font-name="sans-serif" fo:font-size="12pt" officeooo:rsid="0017d582" officeooo:paragraph-rsid="0017d582" style:font-size-asian="12pt" style:font-size-complex="12pt"/>
    </style:style>
    <style:style style:name="P42"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3033b" style:font-size-asian="10.5pt" style:font-size-complex="10.5pt"/>
    </style:style>
    <style:style style:name="P43"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21e945" style:font-size-asian="10.5pt" style:font-size-complex="10.5pt"/>
    </style:style>
    <style:style style:name="P44"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3033b" style:font-size-asian="10pt" style:font-size-complex="10pt"/>
    </style:style>
    <style:style style:name="P45" style:family="paragraph" style:parent-style-name="Standard" style:list-style-name="L4">
      <style:text-properties style:font-name="sans-serif" fo:font-size="12pt" officeooo:rsid="001ba733" officeooo:paragraph-rsid="001ba733" style:font-size-asian="12pt" style:font-size-complex="12pt"/>
    </style:style>
    <style:style style:name="P46" style:family="paragraph" style:parent-style-name="Standard" style:list-style-name="L4">
      <style:text-properties style:font-name="sans-serif" fo:font-size="12pt" officeooo:rsid="001d8c5f" officeooo:paragraph-rsid="001d8c5f" style:font-size-asian="12pt" style:font-size-complex="12pt"/>
    </style:style>
    <style:style style:name="P47" style:family="paragraph" style:parent-style-name="Standard" style:list-style-name="L6">
      <style:text-properties style:font-name="sans-serif" fo:font-size="10.5pt" officeooo:rsid="0023968e" officeooo:paragraph-rsid="0023968e" style:font-size-asian="10.5pt" style:font-size-complex="10.5pt"/>
    </style:style>
    <style:style style:name="P48" style:family="paragraph" style:parent-style-name="Standard" style:list-style-name="L6">
      <style:text-properties style:font-name="sans-serif" fo:font-size="10.5pt" officeooo:rsid="0023968e" officeooo:paragraph-rsid="00255296" style:font-size-asian="10.5pt" style:font-size-complex="10.5pt"/>
    </style:style>
    <style:style style:name="P49" style:family="paragraph" style:parent-style-name="Table_20_Contents" style:list-style-name="L1">
      <style:text-properties style:font-name="sans-serif" fo:font-size="11pt" officeooo:rsid="001a607b" officeooo:paragraph-rsid="001a607b" style:font-size-asian="11pt" style:font-size-complex="11pt"/>
    </style:style>
    <style:style style:name="P50" style:family="paragraph" style:parent-style-name="Table_20_Contents" style:list-style-name="L2">
      <style:text-properties style:font-name="sans-serif" fo:font-size="11pt" officeooo:rsid="001a607b" officeooo:paragraph-rsid="001a607b" style:font-size-asian="11pt" style:font-size-complex="11pt"/>
    </style:style>
    <style:style style:name="P51" style:family="paragraph" style:parent-style-name="Table_20_Contents" style:list-style-name="L3">
      <style:text-properties style:font-name="sans-serif" fo:font-size="11pt" officeooo:rsid="001a6330" officeooo:paragraph-rsid="001a6330" style:font-size-asian="11pt" style:font-size-complex="11pt"/>
    </style:style>
    <style:style style:name="P52" style:family="paragraph" style:parent-style-name="Text_20_body" style:list-style-name="L5">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53" style:family="paragraph" style:parent-style-name="Text_20_body" style:list-style-name="L5">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T1" style:family="text">
      <style:text-properties officeooo:rsid="001d8c5f"/>
    </style:style>
    <style:style style:name="T2" style:family="text">
      <style:text-properties officeooo:rsid="0021e945"/>
    </style:style>
    <style:style style:name="T3" style:family="text">
      <style:text-properties officeooo:rsid="0025d6ee"/>
    </style:style>
    <style:style style:name="T4" style:family="text">
      <style:text-properties fo:font-variant="normal" fo:text-transform="none" fo:color="#252525" fo:font-size="10.5pt" fo:letter-spacing="normal" fo:font-style="normal" fo:font-weight="normal"/>
    </style:style>
    <style:style style:name="T5" style:family="text">
      <style:text-properties fo:font-variant="normal" fo:text-transform="none" fo:color="#252525" fo:font-size="10.5pt" fo:letter-spacing="normal" fo:font-style="normal" fo:font-weight="normal" officeooo:rsid="0025d6ee"/>
    </style:style>
    <style:style style:name="T6" style:family="text">
      <style:text-properties fo:font-variant="normal" fo:text-transform="none" fo:color="#252525" fo:font-size="10.5pt" fo:letter-spacing="normal" fo:font-style="normal" fo:font-weight="normal" officeooo:rsid="0027b4a5" style:font-size-asian="12.25pt" style:font-size-complex="14pt"/>
    </style:style>
    <style:style style:name="T7" style:family="text">
      <style:text-properties fo:font-variant="normal" fo:text-transform="none" fo:color="#252525" fo:font-size="10.5pt" fo:letter-spacing="normal" fo:font-style="normal" fo:font-weight="normal" officeooo:rsid="0027b4a5"/>
    </style:style>
    <style:style style:name="T8" style:family="text">
      <style:text-properties fo:font-variant="normal" fo:text-transform="none" fo:color="#252525" fo:font-size="10.5pt" fo:letter-spacing="normal" fo:font-style="normal" fo:font-weight="normal" officeooo:rsid="0028dcc2"/>
    </style:style>
    <style:style style:name="T9" style:family="text">
      <style:text-properties fo:font-variant="normal" fo:text-transform="none" fo:color="#252525" fo:font-size="10.5pt" fo:letter-spacing="normal" fo:font-style="italic" fo:font-weight="normal" style:font-style-asian="italic" style:font-style-complex="italic"/>
    </style:style>
    <style:style style:name="T10" style:family="text">
      <style:text-properties fo:font-variant="normal" fo:text-transform="none" fo:color="#252525" fo:font-size="10.5pt" fo:letter-spacing="normal" fo:font-style="italic" fo:font-weight="normal" officeooo:rsid="0027b4a5" style:font-style-asian="italic" style:font-style-complex="italic"/>
    </style:style>
    <style:style style:name="T11" style:family="text">
      <style:text-properties fo:font-variant="normal" fo:text-transform="none" fo:color="#000000" style:font-name="sans-serif" fo:font-size="10.5pt" fo:letter-spacing="normal" fo:font-style="normal" fo:font-weight="normal" officeooo:rsid="00255296" style:font-size-asian="10.5pt" style:font-size-complex="10.5pt"/>
    </style:style>
    <style:style style:name="T12" style:family="text">
      <style:text-properties fo:font-size="10.5pt" style:font-size-asian="10.5pt" style:font-size-complex="10.5pt"/>
    </style:style>
    <style:style style:name="T13" style:family="text">
      <style:text-properties fo:font-size="10.5pt" officeooo:rsid="00255296" style:font-size-asian="10.5pt" style:font-size-complex="10.5pt"/>
    </style:style>
    <style:style style:name="T14" style:family="text">
      <style:text-properties fo:font-size="10.5pt" officeooo:rsid="003217d6" style:font-size-asian="10.5pt" style:font-size-complex="10.5pt"/>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a607b" style:font-style-asian="normal" style:font-style-complex="normal"/>
    </style:style>
    <style:style style:name="T17" style:family="text">
      <style:text-properties fo:font-style="italic" style:font-style-asian="italic" style:font-style-complex="italic"/>
    </style:style>
    <style:style style:name="T18" style:family="text">
      <style:text-properties style:text-underline-style="none"/>
    </style:style>
    <style:style style:name="T19" style:family="text">
      <style:text-properties style:text-underline-style="none" officeooo:rsid="001a607b"/>
    </style:style>
    <style:style style:name="T20" style:family="text">
      <style:text-properties officeooo:rsid="0023968e"/>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2a4a6f"/>
    </style:style>
    <style:style style:name="T23" style:family="text">
      <style:text-properties officeooo:rsid="003217d6"/>
    </style:style>
    <style:style style:name="T24" style:family="text">
      <style:text-properties fo:font-weight="normal"/>
    </style:style>
    <style:style style:name="T25" style:family="text">
      <style:text-properties fo:font-weight="normal" officeooo:rsid="0033033b"/>
    </style:style>
    <style:style style:name="T26" style:family="text">
      <style:text-properties style:font-name="sans-serif" fo:font-size="14pt" officeooo:rsid="00255296" style:font-size-asian="12.25pt" style:font-size-complex="14pt"/>
    </style:style>
    <style:style style:name="T27" style:family="text">
      <style:text-properties style:font-name="sans-serif" fo:font-size="14pt" officeooo:rsid="0023968e" style:font-size-asian="12.25pt" style:font-size-complex="14pt"/>
    </style:style>
    <style:style style:name="T28" style:family="text">
      <style:text-properties fo:color="#000000" style:font-name="sans-serif" fo:font-size="10.5pt" officeooo:rsid="00255296" style:font-size-asian="10.5pt" style:font-size-complex="10.5pt"/>
    </style:style>
    <style:style style:name="T29" style:family="text">
      <style:text-properties officeooo:rsid="003b5073"/>
    </style:style>
    <style:style style:name="T30" style:family="text">
      <style:text-properties fo:font-size="12pt" style:font-size-asian="12pt" style:font-size-complex="12pt"/>
    </style:style>
    <style:style style:name="T31" style:family="text">
      <style:text-properties fo:font-size="12pt" officeooo:rsid="001ba733" style:font-size-asian="12pt" style:font-size-complex="12pt"/>
    </style:style>
    <style:style style:name="T32" style:family="text">
      <style:text-properties officeooo:rsid="003c927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èle d’appétence : Prédire les migrations prépayé =&gt; post payé</text:p>
      <text:p text:style-name="P2"/>
      <text:p text:style-name="P41"><text:tab/>Les offres mobiles <text:span text:style-name="T17">Méditel</text:span> sont classés en deux classes : des formules <text:span text:style-name="T21">pré-payé</text:span><text:span text:style-name="T22">e</text:span><text:span text:style-name="T21">s</text:span> et des formules <text:span text:style-name="T21">post-payé</text:span><text:span text:style-name="T22">e</text:span><text:span text:style-name="T21">s</text:span><text:span text:style-name="T18">.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10"/>
      <text:p text:style-name="P8"><text:span text:style-name="T18">Les techniques de modélisation utilisées sont des méthodes supervisées, basées sur un historique de 12 mois d’activité de lignes qui ont ou n’ont pas migré. </text:span><text:span text:style-name="T19">L’apprentissage se fera sur un échantillon représentatif de la population pour des raisons de temps de calcul, et se basera sur le comportement des lignes en prenant plusieurs variables en considération </text:span><text:span text:style-name="T16">(MMR, Trafic_Out, Trafic_In, Data, Passes, CRC, Ancienneté, Données démographiques, Géolocalisation, Nombre_Appelants, Suspensions..). </text:span></text:p>
      <text:p text:style-name="P11"/>
      <text:p text:style-name="P9"><text:span text:style-name="T16">D</text:span><text:span text:style-name="T15">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parmi les lignes pré-payées de Méditel. <text:line-break/>Nom de la variable : Migration_PREP_POS <text:s/></text:span></text:p>
      <text:p text:style-name="P2"/>
      <table:table table:name="Table1" table:style-name="Table1">
        <table:table-column table:style-name="Table1.A"/>
        <table:table-column table:style-name="Table1.B"/>
        <table:table-row>
          <table:table-cell table:style-name="Table1.A1" office:value-type="string">
            <text:p text:style-name="P38">Modèle</text:p>
          </table:table-cell>
          <table:table-cell table:style-name="Table1.B1" office:value-type="string">
            <text:p text:style-name="P38">Prédiction migration Pré-payé→ Post-payé</text:p>
          </table:table-cell>
        </table:table-row>
        <table:table-row>
          <table:table-cell table:style-name="Table1.A2" office:value-type="string">
            <text:p text:style-name="P38">Principes du modèle </text:p>
          </table:table-cell>
          <table:table-cell table:style-name="Table1.B2" office:value-type="string">
            <text:list xml:id="list1382951562040919777" text:style-name="L1">
              <text:list-item>
                <text:p text:style-name="P49">Arbre de décision</text:p>
              </text:list-item>
              <text:list-item>
                <text:p text:style-name="P49">Régression</text:p>
              </text:list-item>
              <text:list-item>
                <text:p text:style-name="P49">Foret (Random Forest) </text:p>
              </text:list-item>
            </text:list>
          </table:table-cell>
        </table:table-row>
        <table:table-row>
          <table:table-cell table:style-name="Table1.A2" office:value-type="string">
            <text:p text:style-name="P38">Historique d’apprentissage</text:p>
          </table:table-cell>
          <table:table-cell table:style-name="Table1.B2" office:value-type="string">
            <text:p text:style-name="P39">12 mois d’activité : Du 15 Mar 2014 au 16 Fev 2015</text:p>
          </table:table-cell>
        </table:table-row>
        <table:table-row>
          <table:table-cell table:style-name="Table1.A2" office:value-type="string">
            <text:p text:style-name="P38">Variable à prédire</text:p>
          </table:table-cell>
          <table:table-cell table:style-name="Table1.B2" office:value-type="string">
            <text:p text:style-name="P39">Migration_prep_pos : 0 ou 1 </text:p>
            <text:list xml:id="list6675356959846150368" text:style-name="L2">
              <text:list-item>
                <text:p text:style-name="P50">0 : Ligne non migrante </text:p>
              </text:list-item>
              <text:list-item>
                <text:p text:style-name="P50">1 : Ligne migrante <text:s/></text:p>
              </text:list-item>
            </text:list>
          </table:table-cell>
        </table:table-row>
        <table:table-row>
          <table:table-cell table:style-name="Table1.A2" office:value-type="string">
            <text:p text:style-name="P37">Variables macros de comportement</text:p>
          </table:table-cell>
          <table:table-cell table:style-name="Table1.B2" office:value-type="string">
            <text:list xml:id="list8984200252012455564" text:style-name="L3">
              <text:list-item>
                <text:p text:style-name="P51">MMR (montant mensuel rechargé) </text:p>
              </text:list-item>
              <text:list-item>
                <text:p text:style-name="P51">Trafic_in</text:p>
              </text:list-item>
              <text:list-item>
                <text:p text:style-name="P51">Trafic_out</text:p>
              </text:list-item>
              <text:list-item>
                <text:p text:style-name="P51">Data</text:p>
              </text:list-item>
              <text:list-item>
                <text:p text:style-name="P51">Passes </text:p>
              </text:list-item>
              <text:list-item>
                <text:p text:style-name="P51">CRC</text:p>
              </text:list-item>
              <text:list-item>
                <text:p text:style-name="P51">Ancienneté </text:p>
              </text:list-item>
              <text:list-item>
                <text:p text:style-name="P51">Données démographiques</text:p>
              </text:list-item>
              <text:list-item>
                <text:p text:style-name="P51">Géolocalisation</text:p>
              </text:list-item>
              <text:list-item>
                <text:p text:style-name="P51">Nombre d’appelants</text:p>
              </text:list-item>
              <text:list-item>
                <text:p text:style-name="P51">Suspensions</text:p>
              </text:list-item>
            </text:list>
          </table:table-cell>
        </table:table-row>
      </table:table>
      <text:p text:style-name="P12"><text:s/></text:p>
      <text:p text:style-name="P13">II – Préparation des données :</text:p>
      <text:p text:style-name="P14"><text:tab/><text:span text:style-name="T30">L’apprentissage du modèle se fera sur un échantillon représentatif de la population qui représente les lignes actifs sur la période entre le 15 mars 2014 et le 16 février 2015. Représentatif de tel sorte que le pourcentage de la migration dans cet échantillon sera </text:span><text:span text:style-name="T31">le </text:span><text:soft-page-break/><text:span text:style-name="T31">même dans toute la population mère. Les étapes de la préparation des données sont comme suit :</text:span></text:p>
      <text:p text:style-name="P27"/>
      <text:list xml:id="list2413055007651226070" text:style-name="L4">
        <text:list-item>
          <text:p text:style-name="P45">Extraction et préparation des données depuis toutes les bases concernées. </text:p>
        </text:list-item>
        <text:list-item>
          <text:p text:style-name="P45">Création d’une table groupant les <text:span text:style-name="T32">informations</text:span> par numéro de la ligne.</text:p>
        </text:list-item>
        <text:list-item>
          <text:p text:style-name="P45">Réduction des variables de décision avec d’autres plus significatifs. </text:p>
        </text:list-item>
        <text:list-item>
          <text:p text:style-name="P45">Optimisation de l’ordre des variables. </text:p>
        </text:list-item>
        <text:list-item>
          <text:p text:style-name="P45">Calcule <text:span text:style-name="T1">de</text:span> la variable de décision de toutes la population. </text:p>
        </text:list-item>
        <text:list-item>
          <text:p text:style-name="P45">Calcule <text:span text:style-name="T1">du</text:span> pourcentage de migration de toute la population. </text:p>
        </text:list-item>
        <text:list-item>
          <text:p text:style-name="P46"><text:span text:style-name="T23">Échantillonnage</text:span> de la population.</text:p>
        </text:list-item>
        <text:list-item>
          <text:p text:style-name="P46">Comparaison de l’échantillon avec la population mère. </text:p>
        </text:list-item>
      </text:list>
      <text:p text:style-name="P28"/>
      <text:p text:style-name="P18"/>
      <text:p text:style-name="P30">Extraction et préparation des données depuis toutes les bases concernées :</text:p>
      <text:p text:style-name="P4">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 </text:p>
      <text:p text:style-name="P3"><text:span text:style-name="T12">La table cible : - </text:span><text:line-break/> <text:s text:c="2"/></text:p>
      <text:p text:style-name="P29"/>
      <text:p text:style-name="P29">Création d’une table groupant le<text:span text:style-name="T1">s données des</text:span> autres tables</text:p>
      <text:p text:style-name="P5">La table prépayée étant prête il s’agit maintenant de voir les lignes qui ont déjà migré vers le post payés pendant les 12 mois d’analyse. Ces lignes qui seront identifiées comme étant l’intersection de cette table avec la table des lignes migrantes de la mème période. </text:p>
      <text:p text:style-name="P29"/>
      <text:p text:style-name="P29">Réduction des variables de décision avec d’autres plus significatifs. </text:p>
      <text:p text:style-name="P29"/>
      <text:p text:style-name="P29">Optimisation de l’ordre des variables. </text:p>
      <text:p text:style-name="P29"/>
      <text:p text:style-name="P29">Calcule <text:span text:style-name="T1">de</text:span> la variable de décision de toutes la population. </text:p>
      <text:p text:style-name="P29"/>
      <text:p text:style-name="P29">Calcule <text:span text:style-name="T1">du</text:span> pourcentage de migration de toute la population. </text:p>
      <text:p text:style-name="P29"/>
      <text:p text:style-name="P31"><text:span text:style-name="T23">Échantillonnage</text:span> de la population</text:p>
      <text:p text:style-name="P6">La phase d’échantillonnage a plusieurs objectifs :</text:p>
      <text:p text:style-name="P7">-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32">(50% migrants et 50% non migrants) </text:span>. Et effectuer un échantillonnage non stratifié sur la cible implique que l’on aura un volume de données plus faible mais que la partition sera la même. Une manière d’avoir un bon set de données pour l’apprentissage c’est appliquer le sur échantillonnage (oversampling) qui consiste à sur représenter la variable cible dans l’échantillon à avoir le même pourcentage de ces deux valeurs dans l’échantillon.</text:p>
      <text:p text:style-name="P7">- <text:span text:style-name="T29">Créer un échantillon d’apprentissage et un échantillon de validation. Training sample va permettre de construire le modèle d’appétence. Ce modèle sera appliqué pour prédire sur l’échantillon de validation affin de tester les performances du modèle. <text:line-break/></text:span> <text:s text:c="3"/></text:p>
      <text:p text:style-name="P31">Comparaison de l’échantillon avec la population mère. </text:p>
      <text:p text:style-name="P18"/>
      <text:p text:style-name="P15">II<text:span text:style-name="T2">I</text:span> – <text:span text:style-name="T2">Modèles de prédiction</text:span> :</text:p>
      <text:p text:style-name="P15"/>
      <text:p text:style-name="P16"><text:soft-page-break/>III.1 – Arbre de décision :</text:p>
      <text:p text:style-name="P43">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40">On distingue notamment deux cas d’utilisation de ces modèles :</text:p>
      <text:list xml:id="list6168215244976177486" text:style-name="L5">
        <text:list-item>
          <text:p text:style-name="P53">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52">on utilise les arbres de régression pour expliquer et/ou prédire les valeurs prise par une variable dépendante quantitative, en fonction de variables explicatives quantitatives et/ou qualitatives.</text:p>
        </text:list-item>
      </text:list>
      <text:p text:style-name="P25">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25">C’est une technique supervisée car on utilise un ensemble de données pour lequel on connaît la valeur de la variable cible affin de construire l’arbre :</text:p>
      <text:p text:style-name="P19"/>
      <text:list xml:id="list1071657860453318731" text:style-name="L6">
        <text:list-item>
          <text:p text:style-name="P47">L’arbre est construit en séparant les données en des sous ensembles en fonction de la valeur d’une caractéristique d’entée d’une manière récursive.</text:p>
        </text:list-item>
        <text:list-item>
          <text:p text:style-name="P47"><text:span text:style-name="T20">L</text:span>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47">Une variable d’entrée est sélectionnée à chaque nœud intérieur de l’arbre selon une méthode qui dépend de l’algorithme. </text:p>
        </text:list-item>
        <text:list-item>
          <text:p text:style-name="P47">Chaque arête vers un nœud fils correspond à un ensemble de valeurs d’une variable d’entrée. </text:p>
        </text:list-item>
        <text:list-item>
          <text:p text:style-name="P47">Chaque feuille représente soit une valeur cible soit une distribution de probabilité des valeurs cibles possibles. </text:p>
        </text:list-item>
        <text:list-item>
          <text:p text:style-name="P48">La combinaison des valeurs d’entrées est représentée par le chemin de la racine vers la cible (la feuille).</text:p>
        </text:list-item>
      </text:list>
      <text:p text:style-name="P20"/>
      <text:p text:style-name="P26"><text:span text:style-name="T13">Cette méthode supporte les variables quantitatives et même qualitatives </text:span><text:span text:style-name="T14">(selon le type) </text:span><text:span text:style-name="T13">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44" text:outline-level="3">Résultats des arbres de classification et de régression : Tableau de classification et courbe ROC </text:h>
      <text:p text:style-name="P42"><text:span text:style-name="T24">Parmi les nombreux résultats proposés, </text:span><text:span text:style-name="T25">l</text:span><text:span text:style-name="T24">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42"><text:span text:style-name="T24">La courbe ROC (Receiver Operating Characteristics) permet de visualiser la performance d'un modèle, et de la comparer cette performance à celle d'autres modèles. Les termes utilisés viennent de la théorie de détection du signal.</text:span> </text:p>
      <text:p text:style-name="P36"><text:span text:style-name="T26"><text:s/></text:span><text:span text:style-name="T11">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text:span><text:soft-page-break/><text:span text:style-name="T11">sensibilité et la spécificité varient. La courbe des points (1-spécificité, sensibilité) est la courbe ROC.</text:span><text:span text:style-name="T28"> </text:span><text:span text:style-name="T27"><text:line-break/></text:span></text:p>
      <text:p text:style-name="P17">III.1 – <text:span text:style-name="T3">Foret d’a</text:span>rbre<text:span text:style-name="T3">s</text:span> de décision :</text:p>
      <text:p text:style-name="P17"/>
      <text:p text:style-name="P21"><text:span text:style-name="T4">L'algorithme des forêts d'arbres décisionnels effectue un apprentissage sur de multiples arbres de décision entraînés sur des sous-ensembles de données légèrement différents.</text:span><text:span text:style-name="T5"> Le but c’est de corriger quelques inconvénients qui concernent la méthode précédente tel que le choix de l’importance des caractéristiques du système à modéliser une par rapport au autres en créant un ensemble d’arbres partiellement indépendants.</text:span></text:p>
      <text:p text:style-name="P22"><text:span text:style-name="T5">O</text:span><text:span text:style-name="T4">n peut exprimer le processus ainsi :</text:span></text:p>
      <text:p text:style-name="P22"><text:span text:style-name="T4">1- Créer </text:span><text:span text:style-name="T9">Q</text:span><text:span text:style-name="T4"> nouveaux ensembles d’apprentissage par double échantillonnage :</text:span></text:p>
      <text:p text:style-name="P23"><text:span text:style-name="T6"><text:tab/>- Bootstrap: </text:span><text:span text:style-name="T4">sur les observations, en utilisant un tirage avec remise d'un nombre </text:span><text:span text:style-name="T10">N</text:span><text:span text:style-name="T7"> <text:tab/></text:span><text:span text:style-name="T4">d'observations identique à celui des données d'origin</text:span><text:span text:style-name="T7">e,</text:span></text:p>
      <text:p text:style-name="P23"><text:span text:style-name="T7"><text:tab/>-</text:span><text:span text:style-name="T8">S</text:span><text:span text:style-name="T7">ur les </text:span><text:span text:style-name="T10">p</text:span><text:span text:style-name="T7"> prédicteurs, en n'en retenant qu'un échantillon de cardinal </text:span><text:span text:style-name="T7"><draw:frame draw:style-name="fr1" draw:name="Object1" text:anchor-type="as-char" svg:y="-0.415cm" svg:width="1.314cm" svg:height="0.504cm" draw:z-index="0"><draw:object xlink:href="./Object 1" xlink:type="simple" xlink:show="embed" xlink:actuate="onLoad"/><draw:image xlink:href="./ObjectReplacements/Object 1" xlink:type="simple" xlink:show="embed" xlink:actuate="onLoad"/></draw:frame></text:span><text:span text:style-name="T7">.</text:span></text:p>
      <text:p text:style-name="P24"><text:span text:style-name="T7">2- </text:span><text:span text:style-name="T8">On entraîne </text:span><text:span text:style-name="T4">un arbre de décision selon une des techniques connues </text:span><text:span text:style-name="T8">en limitant sa croissance par validation croisée (méthode d’estimation de fiabilité d’un modèle fondé sur une technique d’échantillonnage)</text:span></text:p>
      <text:p text:style-name="P32">3- On stocke les Q prédictions de la variable cible pour chaque observation d’origine. <text:line-break/></text:p>
      <text:p text:style-name="P33">Ce qui rend cette méthode un simple vote majoritaire. Le principal revers de cette méthode est que l'on perd l'aspect visuel des arbres de décision uniques. <text:s/></text:p>
      <text:p text:style-name="P33"/>
      <text:p text:style-name="P33"/>
      <text:p text:style-name="P33"/>
      <text:p text:style-name="P34"/>
      <text:p text:style-name="P34"/>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4-07T11:33:50.851000000</dc:date>
    <meta:editing-duration>PT2H37M56S</meta:editing-duration>
    <meta:editing-cycles>18</meta:editing-cycles>
    <meta:generator>LibreOffice/5.1.0.3$Windows_X86_64 LibreOffice_project/5e3e00a007d9b3b6efb6797a8b8e57b51ab1f737</meta:generator>
    <meta:document-statistic meta:table-count="1" meta:image-count="0" meta:object-count="1" meta:page-count="4" meta:paragraph-count="81" meta:word-count="1552" meta:character-count="10141" meta:non-whitespace-character-count="8634"/>
  </office:meta>
</office:document-meta>
</file>

<file path=Object 1/content.xml><?xml version="1.0" encoding="utf-8"?>
<math xmlns="http://www.w3.org/1998/Math/MathML" display="block">
  <semantics>
    <mrow>
      <mi>m</mi>
      <mo stretchy="false">&lt;</mo>
      <msqrt>
        <mi>p</mi>
      </msqrt>
    </mrow>
    <annotation encoding="StarMath 5.0">m &lt; sqrt{p} </annotation>
  </semantics>
</math>
</file>